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nu1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hnu 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2" calcext:value-type="float">
            <text:p>26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6" calcext:value-type="float">
            <text:p>26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98" calcext:value-type="float">
            <text:p>25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2" calcext:value-type="float">
            <text:p>25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4" calcext:value-type="float">
            <text:p>25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00:41:14.2377864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0:33:04.137215569</meta:creation-date>
    <dc:date>2025-12-09T00:42:29.621562833</dc:date>
    <meta:editing-duration>PT4M35S</meta:editing-duration>
    <meta:editing-cycles>2</meta:editing-cycles>
    <meta:generator>LibreOffice/25.2.7.2$Linux_X86_64 LibreOffice_project/520$Build-2</meta:generator>
    <meta:document-statistic meta:table-count="1" meta:cell-count="16" meta:object-count="0"/>
  </office:meta>
</office:document-meta>
</file>